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style-name="ce11"/>
          <table:table-cell table:style-name="ce13" table:number-columns-repeated="1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11"/>
          <table:table-cell table:style-name="ce13" table:number-columns-repeated="11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1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lich_class_3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big_int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big_int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/>
          <table:table-cell table:style-name="ce10" office:value-type="string" calcext:value-type="string">
            <text:p>[CENTER]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big_int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lich_class_1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lich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big_int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big_int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5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Default" table:number-columns-repeated="69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8"/>
          <table:table-cell table:style-name="ce11"/>
          <table:table-cell table:style-name="ce13" table:number-columns-repeated="16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0"/>
          <table:table-cell table:style-name="ce11" table:number-columns-repeated="2"/>
          <table:table-cell table:style-name="ce13" table:number-columns-repeated="13"/>
          <table:table-cell table:style-name="ce11"/>
          <table:table-cell table:style-name="ce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20:48:53.8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5-05T20:57:11.109000000</dc:date>
    <meta:editing-cycles>96</meta:editing-cycles>
    <meta:editing-duration>PT8H28M53S</meta:editing-duration>
    <meta:document-statistic meta:table-count="1" meta:cell-count="1882" meta:object-count="0"/>
  </office:meta>
</office:document-meta>
</file>